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ff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 style:data-style-name="N103"/>
    <style:style style:name="ce18" style:family="table-cell" style:parent-style-name="Default" style:data-style-name="N103">
      <style:table-cell-properties style:rotation-align="none"/>
    </style:style>
    <style:style style:name="ce19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 style:data-style-name="N3"/>
    <style:style style:name="ce21" style:family="table-cell" style:parent-style-name="Default" style:data-style-name="N3">
      <style:table-cell-properties style:rotation-align="non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7"/>
        <table:table-column table:style-name="co33" table:default-cell-style-name="ce20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7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7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7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7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6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7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8" office:value-type="currency" office:currency="USD" office:value="1130" calcext:value-type="currency">
            <text:p>$1,130</text:p>
          </table:table-cell>
          <table:table-cell table:style-name="ce21" office:value-type="float" office:value="1180" calcext:value-type="float">
            <text:p>1,18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8" office:value-type="currency" office:currency="USD" office:value="1290" calcext:value-type="currency">
            <text:p>$1,290</text:p>
          </table:table-cell>
          <table:table-cell table:style-name="ce21" office:value-type="float" office:value="1097" calcext:value-type="float">
            <text:p>1,097</text:p>
          </table:table-cell>
          <table:table-cell table:style-name="ce18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8" office:value-type="currency" office:currency="USD" office:value="1280" calcext:value-type="currency">
            <text:p>$1,280</text:p>
          </table:table-cell>
          <table:table-cell table:style-name="ce21" office:value-type="float" office:value="1144" calcext:value-type="float">
            <text:p>1,144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8" office:value-type="currency" office:currency="USD" office:value="1389" calcext:value-type="currency">
            <text:p>$1,389</text:p>
          </table:table-cell>
          <table:table-cell table:style-name="ce21" office:value-type="float" office:value="1056" calcext:value-type="float">
            <text:p>1,056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8" office:value-type="currency" office:currency="USD" office:value="1458" calcext:value-type="currency">
            <text:p>$1,458</text:p>
          </table:table-cell>
          <table:table-cell table:style-name="ce21" office:value-type="float" office:value="1026" calcext:value-type="float">
            <text:p>1,026</text:p>
          </table:table-cell>
          <table:table-cell table:style-name="ce18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8" office:value-type="currency" office:currency="USD" office:value="1470" calcext:value-type="currency">
            <text:p>$1,470</text:p>
          </table:table-cell>
          <table:table-cell table:style-name="ce21" office:value-type="float" office:value="1083" calcext:value-type="float">
            <text:p>1,083</text:p>
          </table:table-cell>
          <table:table-cell table:style-name="ce18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8" office:value-type="currency" office:currency="USD" office:value="1499" calcext:value-type="currency">
            <text:p>$1,499</text:p>
          </table:table-cell>
          <table:table-cell table:style-name="ce21" office:value-type="float" office:value="1050" calcext:value-type="float">
            <text:p>1,050</text:p>
          </table:table-cell>
          <table:table-cell table:style-name="ce18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8" office:value-type="currency" office:currency="USD" office:value="1509" calcext:value-type="currency">
            <text:p>$1,509</text:p>
          </table:table-cell>
          <table:table-cell table:style-name="ce21" office:value-type="float" office:value="902" calcext:value-type="float">
            <text:p>902</text:p>
          </table:table-cell>
          <table:table-cell table:style-name="ce18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8" office:value-type="currency" office:currency="USD" office:value="1575" calcext:value-type="currency">
            <text:p>$1,575</text:p>
          </table:table-cell>
          <table:table-cell table:style-name="ce21" office:value-type="float" office:value="1359" calcext:value-type="float">
            <text:p>1,359</text:p>
          </table:table-cell>
          <table:table-cell table:style-name="ce18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8" office:value-type="currency" office:currency="USD" office:value="1708" calcext:value-type="currency">
            <text:p>$1,708</text:p>
          </table:table-cell>
          <table:table-cell table:style-name="ce21" office:value-type="float" office:value="1180" calcext:value-type="float">
            <text:p>1,180</text:p>
          </table:table-cell>
          <table:table-cell table:style-name="ce18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8" office:value-type="currency" office:currency="USD" office:value="1578" calcext:value-type="currency">
            <text:p>$1,578</text:p>
          </table:table-cell>
          <table:table-cell table:style-name="ce21" office:value-type="float" office:value="912" calcext:value-type="float">
            <text:p>912</text:p>
          </table:table-cell>
          <table:table-cell table:style-name="ce18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8" office:value-type="currency" office:currency="USD" office:value="1599" calcext:value-type="currency">
            <text:p>$1,599</text:p>
          </table:table-cell>
          <table:table-cell table:style-name="ce21" office:value-type="float" office:value="1100" calcext:value-type="float">
            <text:p>1,100</text:p>
          </table:table-cell>
          <table:table-cell table:style-name="ce18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8" office:value-type="currency" office:currency="USD" office:value="1775" calcext:value-type="currency">
            <text:p>$1,775</text:p>
          </table:table-cell>
          <table:table-cell table:style-name="ce21" office:value-type="float" office:value="1080" calcext:value-type="float">
            <text:p>1,08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8" office:value-type="currency" office:currency="USD" office:value="1848" calcext:value-type="currency">
            <text:p>$1,848</text:p>
          </table:table-cell>
          <table:table-cell table:style-name="ce21" office:value-type="float" office:value="1120" calcext:value-type="float">
            <text:p>1,120</text:p>
          </table:table-cell>
          <table:table-cell table:style-name="ce18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8" office:value-type="currency" office:currency="USD" office:value="1980" calcext:value-type="currency">
            <text:p>$1,980</text:p>
          </table:table-cell>
          <table:table-cell table:style-name="ce21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8" office:value-type="currency" office:currency="USD" office:value="2050" calcext:value-type="currency">
            <text:p>$2,050</text:p>
          </table:table-cell>
          <table:table-cell table:style-name="ce21" office:value-type="float" office:value="1396" calcext:value-type="float">
            <text:p>1,396</text:p>
          </table:table-cell>
          <table:table-cell table:style-name="ce18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7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4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8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5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7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7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9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104" calcext:value-type="currency">
            <text:p>$1,104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7"/>
        <table:table-column table:style-name="co37" table:default-cell-style-name="ce26"/>
        <table:table-column table:style-name="co38" table:default-cell-style-name="ce29"/>
        <table:table-column table:style-name="co39" table:default-cell-style-name="ce17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22" office:value-type="string" calcext:value-type="string">
            <text:p>Buda</text:p>
          </table:table-cell>
          <table:table-cell table:style-name="ce22" office:value-type="float" office:value="78610" calcext:value-type="float">
            <text:p>78610</text:p>
          </table:table-cell>
          <table:table-cell table:style-name="ce22" office:value-type="string" calcext:value-type="string">
            <text:p>5163 Overpass Rd, I-35 &amp; Niederwald, Buda, TX 78610</text:p>
          </table:table-cell>
          <table:table-cell table:style-name="ce22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2" table:number-columns-repeated="1014"/>
          <table:table-cell/>
        </table:table-row>
        <table:table-row table:style-name="ro1">
          <table:table-cell table:style-name="ce22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22" office:value-type="string" calcext:value-type="string">
            <text:p>Killeen</text:p>
          </table:table-cell>
          <table:table-cell table:style-name="ce22" office:value-type="float" office:value="76541" calcext:value-type="float">
            <text:p>76541</text:p>
          </table:table-cell>
          <table:table-cell table:style-name="ce22" office:value-type="string" calcext:value-type="string">
            <text:p>700 E Central Texas Expy, Hwy 190 &amp; Gateway Blvd, Killeen, TX 76541</text:p>
          </table:table-cell>
          <table:table-cell table:style-name="ce22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2" table:number-columns-repeated="1014"/>
          <table:table-cell/>
        </table:table-row>
        <table:table-row table:style-name="ro1">
          <table:table-cell table:style-name="ce23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3" office:value-type="string" calcext:value-type="string">
            <text:p>Cedar Park</text:p>
          </table:table-cell>
          <table:table-cell table:style-name="ce23" office:value-type="float" office:value="78613" calcext:value-type="float">
            <text:p>78613</text:p>
          </table:table-cell>
          <table:table-cell table:style-name="ce23" office:value-type="string" calcext:value-type="string">
            <text:p>1100 Cottonwood Creek Trl, Cedar Park, TX 78613</text:p>
          </table:table-cell>
          <table:table-cell table:style-name="ce2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3" table:number-columns-repeated="1015"/>
        </table:table-row>
        <table:table-row table:style-name="ro1">
          <table:table-cell table:style-name="ce23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3" office:value-type="string" calcext:value-type="string">
            <text:p>Georgetown</text:p>
          </table:table-cell>
          <table:table-cell table:style-name="ce23" office:value-type="float" office:value="78628" calcext:value-type="float">
            <text:p>78628</text:p>
          </table:table-cell>
          <table:table-cell table:style-name="ce23" office:value-type="string" calcext:value-type="string">
            <text:p>451 N Interstate 35, Georgetown, TX 78628</text:p>
          </table:table-cell>
          <table:table-cell table:style-name="ce2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3" office:value-type="string" calcext:value-type="string">
            <text:p>Austin South</text:p>
          </table:table-cell>
          <table:table-cell table:style-name="ce23" office:value-type="float" office:value="78744" calcext:value-type="float">
            <text:p>78744</text:p>
          </table:table-cell>
          <table:table-cell table:style-name="ce23" office:value-type="string" calcext:value-type="string">
            <text:p>4911 N Interstate 35 Frontage Rd, Intersection: Teri Road from I-35, Austin, TX 78744</text:p>
          </table:table-cell>
          <table:table-cell table:style-name="ce2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3" office:value-type="string" calcext:value-type="string">
            <text:p>Round Rock</text:p>
          </table:table-cell>
          <table:table-cell table:style-name="ce23" office:value-type="float" office:value="78681" calcext:value-type="float">
            <text:p>78681</text:p>
          </table:table-cell>
          <table:table-cell table:style-name="ce23" office:value-type="string" calcext:value-type="string">
            <text:p>1950 N Interstate 35, I-35 &amp; Old Settlers Blvd, Round Rock, TX 78681</text:p>
          </table:table-cell>
          <table:table-cell table:style-name="ce2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7"/>
        <table:table-column table:style-name="co29" table:default-cell-style-name="ce20"/>
        <table:table-column table:style-name="co29" table:default-cell-style-name="ce17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23:06:50.910550308</dc:date>
    <meta:editing-duration>P10DT17H27M17S</meta:editing-duration>
    <meta:editing-cycles>148</meta:editing-cycles>
    <meta:generator>LibreOffice/5.1.6.2$Linux_X86_64 LibreOffice_project/10m0$Build-2</meta:generator>
    <meta:document-statistic meta:table-count="4" meta:cell-count="3518" meta:object-count="0"/>
  </office:meta>
</office:document-meta>
</file>